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05ca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Test Document</text:span></text:p>
      <text:p text:style-name="Standard"><text:span text:style-name="T1">The </text:span><text:span text:style-name="T3">{{subject}}</text:span><text:span text:style-name="T1"> eats a </text:span><text:span text:style-name="T3">{{object}}</text:span><text:span text:style-name="T1">… </text:span></text:p>
      <text:p text:style-name="Standard"><text:span text:style-name="T1">B. Frank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de" fo:country="D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51:00</meta:creation-date>
    <meta:initial-creator>frankber</meta:initial-creator>
    <dc:creator>frankber</dc:creator>
    <dc:date>2013-02-26T16:51:00</dc:date>
    <meta:editing-cycles>3</meta:editing-cycles>
    <meta:editing-duration>P0D</meta:editing-duration>
    <meta:generator>LibreOffice/4.0.2.2$Linux_x86 LibreOffice_project/400m0$Build-2</meta:generator>
    <meta:document-statistic meta:table-count="0" meta:image-count="0" meta:object-count="0" meta:page-count="1" meta:paragraph-count="3" meta:word-count="9" meta:character-count="60" meta:non-whitespace-character-count="49"/>
    <meta:template xlink:type="simple" xlink:actuate="onRequest" xlink:title="Normal.dotm" xlink:href=""/>
  </office:meta>
</office:document-meta>
</file>